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fill-color="#ff0000" draw:opacity="50%" draw:textarea-horizontal-align="center" draw:textarea-vertical-align="middle" fo:padding-top="0.05cm" fo:padding-bottom="0.05cm" fo:padding-left="0.05cm" fo:padding-right="0.05cm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1" draw:layer="Tontu" svg:width="15.551cm" svg:height="22.954cm" svg:x="3.171cm" svg:y="3.642cm" svg:viewBox="0 0 15552 22955" svg:d="m5309 1081 741-159 807-331c524-214 1862-192 2553 397 264 225 877 419 1362 754 556 384 1252 573 1178 1323-119 1204-1019 1799-1085 2183s-115 1130-251 1587c-67 225-664 788-647 790 1017 242 1240 580 1639 1076 53 66 221 90 264-80 225-886 730-1136 768-1270 79-278 212-807 291-1151 178-775 1416-1201 1905-926 847 476 662 1415 543 1865 39 318 124 719 26 940-159 357-847 741-920 914-107 254-17 597-165 699-383 265-401 212-529 397-476 688-701 1325-1058 1495-913 437-2090-278-2964-595-92 40-238 66-172 344 0 0 1137 1043 1191 1270 79 331-654 1429-450 1561 529 344 936 781 1204 1350 305 648 217 1048 436 1733 93 291 448 339 768 132 860-556 608 278 648 675s722-144 807-265c66-93 383-621 873-542 679 109 580 1730 53 2633-459 787-1032 1125-1548 1429-204 120-340 59-754 396-211 172-328 87-1190 688-318 221-242 280-464 265-768-53-886-489-965-702s-797 34-873-476c-79-529-119-608-291-1005-133-307 688-583 688-701 0-380-622-331-1099-1905-51-168-490-305-846-516-225-133-434-442-543-424-383 66-132 741-423 1231-446 752-1093 864-1111 1018-27 225 688 212 701 410 10 158-446 519-238 754 304 343 965-158 1111-39s357 146 317 570c-49 526-1616 2006-2566 2076-543 40-953-132-1667-662-150-111-793 159-1283 80-356-57-344-661-331-860s-239-595-252-820 158-544 186-834c25-254-80-635 79-688s514-114 688-357c265-370 340-440 767-807 185-159 322-844 622-1125 423-397 106-926 106-1455s159-609 304-1045 265-1759 159-2540c-12-91-331-39-582 146s-675 1508-847 2037c-312 961-151 1379-886 1944-532 409-859-133-1005-278s-345-965-305-1217-331 14-688-145c-151-67-112-653 40-913 278-476 132-380 318-767 146-304 264-966 410-1085s496 28 807-172c185-119 807-1605 979-2408 119-555 748-1056 1283-1389 595-370 1006-304 1019-608 10-236-940-794-1297-1297 0 0-40-410 423-384 476 26 856 309 1072 186 186-106 106-477-278-953-555-688-595-2169-992-2580-407-422-1726-1048-1058-1851 198-238 806-9 965 159 199 211 894 793 1165 79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sv" style:country-asian="SE" style:font-family-complex="Lucidasans" style:font-pitch-complex="variable" style:font-size-complex="24pt" style:language-complex="sv" style:country-complex="S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ontu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7$Build-9044</meta:generator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